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master-page-name="MP1" style:family="paragraph">
      <style:paragraph-properties fo:break-before="page" fo:text-align="center"/>
    </style:style>
    <style:style style:name="T5" style:parent-style-name="Absatz-Standardschriftart" style:family="text">
      <style:text-properties fo:font-style="italic" style:font-style-asian="italic" style:font-style-complex="italic"/>
    </style:style>
    <style:style style:name="T6" style:parent-style-name="Absatz-Standardschriftart" style:family="text">
      <style:text-properties fo:font-size="9pt" style:font-size-asian="9pt" style:font-size-complex="9pt"/>
    </style:style>
    <style:style style:name="P7" style:parent-style-name="Standard" style:family="paragraph">
      <style:paragraph-properties fo:text-align="center" fo:margin-right="-0.375in"/>
      <style:text-properties fo:font-style="italic" style:font-style-asian="italic" style:font-style-complex="italic"/>
    </style:style>
    <style:style style:name="T8" style:parent-style-name="Absatz-Standardschriftart" style:family="text">
      <style:text-properties fo:font-weight="bold" style:font-weight-asian="bold" style:font-weight-complex="bold"/>
    </style:style>
    <style:style style:name="T9" style:parent-style-name="Absatz-Standardschriftart" style:family="text">
      <style:text-properties fo:font-weight="bold" style:font-weight-asian="bold" style:font-weight-complex="bold"/>
    </style:style>
    <style:style style:name="P10" style:parent-style-name="Standard" style:family="paragraph"/>
    <style:style style:name="T11" style:parent-style-name="Absatz-Standardschriftart" style:family="text">
      <style:text-properties fo:color="#1155CC" style:text-underline-type="single" style:text-underline-style="solid" style:text-underline-width="auto" style:text-underline-mode="continuous"/>
    </style:style>
    <style:style style:name="T12" style:parent-style-name="Absatz-Standardschriftart" style:family="text">
      <style:text-properties fo:color="#1155CC" style:text-underline-type="single" style:text-underline-style="solid" style:text-underline-width="auto" style:text-underline-mode="continuous"/>
    </style:style>
    <style:style style:name="T13" style:parent-style-name="Absatz-Standardschriftart" style:family="text">
      <style:text-properties fo:color="#1155CC" style:text-underline-type="single" style:text-underline-style="solid" style:text-underline-width="auto" style:text-underline-mode="continuous"/>
    </style:style>
    <style:style style:name="T14" style:parent-style-name="Absatz-Standardschriftart" style:family="text">
      <style:text-properties fo:color="#1155CC" style:text-underline-type="single" style:text-underline-style="solid" style:text-underline-width="auto" style:text-underline-mode="continuous"/>
    </style:style>
    <style:style style:name="T15" style:parent-style-name="Absatz-Standardschriftart" style:family="text">
      <style:text-properties fo:color="#1155CC" style:text-underline-type="single" style:text-underline-style="solid" style:text-underline-width="auto" style:text-underline-mode="continuous"/>
    </style:style>
    <style:style style:name="T16" style:parent-style-name="Absatz-Standardschriftart" style:family="text">
      <style:text-properties fo:color="#1155CC" style:text-underline-type="single" style:text-underline-style="solid" style:text-underline-width="auto" style:text-underline-mode="continuous"/>
    </style:style>
    <style:style style:name="T17" style:parent-style-name="Absatz-Standardschriftart" style:family="text">
      <style:text-properties fo:color="#1155CC" style:text-underline-type="single" style:text-underline-style="solid" style:text-underline-width="auto" style:text-underline-mode="continuous"/>
    </style:style>
    <style:style style:name="T18" style:parent-style-name="Absatz-Standardschriftart" style:family="text">
      <style:text-properties fo:color="#1155CC" style:text-underline-type="single" style:text-underline-style="solid" style:text-underline-width="auto" style:text-underline-mode="continuous"/>
    </style:style>
    <style:style style:name="P19" style:parent-style-name="Standard" style:family="paragraph"/>
    <style:style style:name="T20" style:parent-style-name="Absatz-Standardschriftart" style:family="text">
      <style:text-properties fo:font-weight="bold" style:font-weight-asian="bold" style:font-weight-complex="bold"/>
    </style:style>
    <style:style style:name="P21" style:parent-style-name="Standard" style:family="paragraph"/>
    <style:style style:name="T22" style:parent-style-name="Absatz-Standardschriftart" style:family="text">
      <style:text-properties fo:font-weight="bold" style:font-weight-asian="bold" style:font-weight-complex="bold"/>
    </style:style>
    <style:style style:name="T23" style:parent-style-name="Absatz-Standardschriftart" style:family="text">
      <style:text-properties fo:font-weight="bold" style:font-weight-asian="bold" style:font-weight-complex="bold"/>
    </style:style>
    <style:style style:name="P24" style:parent-style-name="Standard" style:family="paragraph"/>
    <style:style style:name="P25" style:parent-style-name="Standard" style:family="paragraph"/>
    <style:style style:name="T26" style:parent-style-name="Absatz-Standardschriftart" style:family="text">
      <style:text-properties fo:font-weight="bold" style:font-weight-asian="bold" style:font-weight-complex="bold"/>
    </style:style>
    <style:style style:name="T27" style:parent-style-name="Absatz-Standardschriftart" style:family="text">
      <style:text-properties fo:font-weight="bold" style:font-weight-asian="bold" style:font-weight-complex="bold"/>
    </style:style>
    <style:style style:name="P28" style:parent-style-name="Standard" style:family="paragraph">
      <style:paragraph-properties fo:margin-left="0.1145in" fo:text-indent="0in">
        <style:tab-stops/>
      </style:paragraph-properties>
    </style:style>
  </office:automatic-styles>
  <office:body>
    <office:text text:use-soft-page-breaks="true">
      <text:p text:style-name="P1"><text:span text:style-name="T2">CSS</text:span><text:span text:style-name="T3"><text:s/>- Frameworks</text:span></text:p>
      <text:soft-page-break/>
      <text:p text:style-name="P4"><text:span text:style-name="T5">SASS - Übung</text:span></text:p>
      <text:p text:style-name="Standard"><text:span text:style-name="T6">Sergej Kronhardt &amp; Simon Klinge <text:s text:c="145"/>10. Januar</text:span></text:p>
      <text:p text:style-name="P7"/>
      <text:p text:style-name="Standard"><text:span text:style-name="T8">1. Aufgabe: SASS einrichten.</text:span></text:p>
      <text:p text:style-name="Standard">Als ertes müssen wir in einem Ordner eine datei xxxx.scss überwachen, damit diese bei Änderung automatisch zu einer xxxx.css übersetzt wird. Hierzu installieren wir Ruby und Sass.</text:p>
      <text:p text:style-name="Standard"/>
      <text:p text:style-name="Standard"><text:span text:style-name="T9">1.1 Windows-user:</text:span></text:p>
      <text:list text:style-name="LS1">
        <text:list-item>
          <text:p text:style-name="P10">Ruby installieren:<text:s/><text:a xlink:href="http://rubyinstaller.org/downloads/" office:target-frame-name="_top" xlink:show="replace"><text:span text:style-name="T11">http</text:span></text:a><text:a xlink:href="http://rubyinstaller.org/downloads/" office:target-frame-name="_top" xlink:show="replace"><text:span text:style-name="T12">://</text:span></text:a><text:a xlink:href="http://rubyinstaller.org/downloads/" office:target-frame-name="_top" xlink:show="replace"><text:span text:style-name="T13">rubyinstaller</text:span></text:a><text:a xlink:href="http://rubyinstaller.org/downloads/" office:target-frame-name="_top" xlink:show="replace"><text:span text:style-name="T14">.</text:span></text:a><text:a xlink:href="http://rubyinstaller.org/downloads/" office:target-frame-name="_top" xlink:show="replace"><text:span text:style-name="T15">org</text:span></text:a><text:a xlink:href="http://rubyinstaller.org/downloads/" office:target-frame-name="_top" xlink:show="replace"><text:span text:style-name="T16">/</text:span></text:a><text:a xlink:href="http://rubyinstaller.org/downloads/" office:target-frame-name="_top" xlink:show="replace"><text:span text:style-name="T17">downloads</text:span></text:a><text:a xlink:href="http://rubyinstaller.org/downloads/" office:target-frame-name="_top" xlink:show="replace"><text:span text:style-name="T18">/</text:span></text:a></text:p>
        </text:list-item>
        <text:list-item>
          <text:p text:style-name="P19">Ruby-Console öffnen: Start -&gt; “ruby” -&gt; <text:s/><text:span text:style-name="T20">Start Command Prompt with Ruby</text:span></text:p>
        </text:list-item>
        <text:list-item>
          <text:p text:style-name="P21">Sass installieren: “<text:span text:style-name="T22">gem insta</text:span><text:span text:style-name="T23">ll sass</text:span>” <text:s/>in die console eingeben.</text:p>
        </text:list-item>
        <text:list-item>
          <text:p text:style-name="P24">Zum Ziel-Ordner wechseln.</text:p>
        </text:list-item>
        <text:list-item>
          <text:p text:style-name="P25">Datei überwachen mit<text:s/><text:span text:style-name="T26">--watch style.scss:style.css</text:span></text:p>
        </text:list-item>
      </text:list>
      <text:p text:style-name="Standard"/>
      <text:p text:style-name="Standard"><text:span text:style-name="T27">2.2 Mac-user:</text:span></text:p>
      <text:p text:style-name="Standard">Ruby ist unter Mac-OS bereits vorinstalliert.</text:p>
      <text:list text:style-name="LS2">
        <text:list-item>
          <text:p text:style-name="P28">TODO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Überschrift3" style:display-name="Überschrift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color="#666666" fo:font-size="12pt" style:font-size-asian="12pt" style:font-size-complex="12pt" fo:hyphenate="false"/>
    </style:style>
    <style:style style:name="Überschrift4" style:display-name="Überschrift 4" style:family="paragraph" style:parent-style-name="Standard" style:default-outline-level="4">
      <style:paragraph-properties fo:margin-top="0.1666in" fo:margin-bottom="0.0277in"/>
      <style:text-properties fo:font-style="italic" style:font-style-asian="italic" style:font-style-complex="italic" fo:color="#666666" fo:hyphenate="false"/>
    </style:style>
    <style:style style:name="Überschrift5" style:display-name="Überschrift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color="#666666" fo:font-size="10pt" style:font-size-asian="10pt" style:font-size-complex="10pt" fo:hyphenate="false"/>
    </style:style>
    <style:style style:name="Überschrift6" style:display-name="Überschrift 6" style:family="paragraph" style:parent-style-name="Standard" style:default-outline-level="6">
      <style:paragraph-properties fo:margin-top="0.1388in" fo:margin-bottom="0.0277in"/>
      <style:text-properties fo:font-style="italic" style:font-style-asian="italic" style:font-style-complex="italic" fo:color="#666666" fo:font-size="10pt" style:font-size-asian="10pt" style:font-size-complex="10pt" fo:hyphenate="false"/>
    </style:style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KeineListe1" style:display-name="Keine Liste1" style:family="paragraph">
      <style:text-properties fo:hyphenate="false"/>
    </style:style>
    <style:style style:name="Titel" style:display-name="Titel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Untertitel" style:display-name="Untertitel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1Level0" style:display-name="List1Level0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1" style:display-name="List1Leve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2" style:display-name="List1Leve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3" style:display-name="List1Leve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4" style:display-name="List1Leve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5" style:display-name="List1Leve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6" style:display-name="List1Leve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7" style:display-name="List1Leve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8" style:display-name="List1Leve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0" style:display-name="List2Level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1" style:display-name="List2Leve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2" style:display-name="List2Leve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3" style:display-name="List2Leve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4" style:display-name="List2Leve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5" style:display-name="List2Leve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6" style:display-name="List2Leve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7" style:display-name="List2Leve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8" style:display-name="List2Leve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FootnoteSymbol" style:display-name="Foot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2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" style:display-name="LS2">
      <text:list-level-style-bullet text:level="1" text:style-name="WW_CharLFO2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2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2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2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2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2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2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2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0.4166in" fo:margin-bottom="1in" fo:margin-right="0.4479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in" fo:margin-left="0.4166in" fo:margin-bottom="1in" fo:margin-right="0.4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ergej Kronhardt</meta:initial-creator>
    <dc:creator>Sergej Kronhardt</dc:creator>
    <meta:creation-date>2013-01-09T13:43:00Z</meta:creation-date>
    <dc:date>2013-01-09T13:44:00Z</dc:date>
    <meta:template xlink:href="Normal" xlink:type="simple"/>
    <meta:editing-cycles>1</meta:editing-cycles>
    <meta:editing-duration>PT0S</meta:editing-duration>
    <meta:document-statistic meta:page-count="2" meta:paragraph-count="2" meta:word-count="165" meta:character-count="1206" meta:row-count="8" meta:non-whitespace-character-count="1043"/>
  </office:meta>
</office:document-meta>
</file>